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34b8" officeooo:paragraph-rsid="001434b8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34b8" officeooo:paragraph-rsid="001434b8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434b8" style:font-size-asian="16pt" style:font-size-complex="16pt"/>
    </style:style>
    <style:style style:name="T1" style:family="text">
      <style:text-properties officeooo:rsid="00143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d, Who Made the Earth and Heaven</text:p>
      <text:p text:style-name="P1"/>
      <text:p text:style-name="P5">God, who made the earth and heaven,</text:p>
      <text:p text:style-name="P5">Darkness and light,</text:p>
      <text:p text:style-name="P5">Who the day for toil has given,</text:p>
      <text:p text:style-name="P5">For rest the night.</text:p>
      <text:p text:style-name="P5">May your angels guard, defend us,</text:p>
      <text:p text:style-name="P5">Slumber sweet Your mercy send us,</text:p>
      <text:p text:style-name="P5">Holy dreams and hope attend us,</text:p>
      <text:p text:style-name="P5">All through the night.</text:p>
      <text:p text:style-name="P5"/>
      <text:p text:style-name="P5">When the constant sun returning</text:p>
      <text:p text:style-name="P5">Unseals our eyes,</text:p>
      <text:p text:style-name="P5">May we, born anew like morning,</text:p>
      <text:p text:style-name="P5">To labor rise;</text:p>
      <text:p text:style-name="P5">Fit us for the task that calls us,</text:p>
      <text:p text:style-name="P5">Let not ease and self enthrall us,</text:p>
      <text:p text:style-name="P5">Strong through You whate’er befall us,</text:p>
      <text:p text:style-name="P6"><text:span text:style-name="T1">O God most wise!</text:span></text:p>
      <text:p text:style-name="P2"/>
      <text:p text:style-name="P2"/>
      <text:p text:style-name="P2">Composer: <text:span text:style-name="T1">Traditional Welsh Melody</text:span></text:p>
      <text:p text:style-name="P2">Lyricist: <text:span text:style-name="T1">Reginald Heber, stanza 1</text:span></text:p>
      <text:p text:style-name="P5">Lyricist: Fredrick L. Hosmer, stanza 2</text:p>
      <text:p text:style-name="P2"/>
      <text:p text:style-name="P2"/>
      <text:p text:style-name="P5">Hymns for the Family of God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7:53:53.775238850</meta:creation-date>
    <meta:editing-duration>PT6M58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03T18:00:51.804717360</dc:date>
    <dc:creator>Hank Warren</dc:creator>
    <meta:document-statistic meta:table-count="0" meta:image-count="0" meta:object-count="0" meta:page-count="1" meta:paragraph-count="21" meta:word-count="114" meta:character-count="608" meta:non-whitespace-character-count="515"/>
    <meta:template xlink:type="simple" xlink:actuate="onRequest" xlink:title="TubaHymn" xlink:href="../../../../../Library/Application%20Support/LibreOffice/4/user/template/TubaHymn1.ott" meta:date="2020-07-03T17:53:53.411480996"/>
  </office:meta>
</office:document-meta>
</file>